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officeooo:paragraph-rsid="000fd95a" style:font-size-asian="11pt" style:font-size-complex="11pt"/>
    </style:style>
    <style:style style:name="P2" style:family="paragraph" style:parent-style-name="Standard">
      <style:text-properties fo:font-size="11pt" officeooo:paragraph-rsid="0012d048" style:font-size-asian="11pt" style:font-size-complex="11pt"/>
    </style:style>
    <style:style style:name="P3" style:family="paragraph" style:parent-style-name="Standard">
      <style:text-properties fo:font-size="11pt" officeooo:paragraph-rsid="0013b02d" style:font-size-asian="11pt" style:font-size-complex="11pt"/>
    </style:style>
    <style:style style:name="P4" style:family="paragraph" style:parent-style-name="Standard">
      <style:text-properties fo:font-size="11pt" officeooo:paragraph-rsid="00171ae6" style:font-size-asian="11pt" style:font-size-complex="11pt"/>
    </style:style>
    <style:style style:name="P5" style:family="paragraph" style:parent-style-name="Standard">
      <style:text-properties fo:font-size="11pt" officeooo:paragraph-rsid="0018c7f3" style:font-size-asian="11pt" style:font-size-complex="11pt"/>
    </style:style>
    <style:style style:name="P6" style:family="paragraph" style:parent-style-name="Standard" style:list-style-name="L3">
      <style:text-properties fo:font-size="11pt" officeooo:paragraph-rsid="0018c7f3" style:font-size-asian="11pt" style:font-size-complex="11pt"/>
    </style:style>
    <style:style style:name="P7" style:family="paragraph" style:parent-style-name="Standard">
      <style:text-properties fo:font-size="11pt" officeooo:paragraph-rsid="001a3f2f" style:font-size-asian="11pt" style:font-size-complex="11pt"/>
    </style:style>
    <style:style style:name="P8" style:family="paragraph" style:parent-style-name="Standard" style:list-style-name="L4">
      <style:text-properties fo:font-size="11pt" officeooo:paragraph-rsid="001a3f2f" style:font-size-asian="11pt" style:font-size-complex="11pt"/>
    </style:style>
    <style:style style:name="P9" style:family="paragraph" style:parent-style-name="Standard" style:list-style-name="L5">
      <style:text-properties fo:font-size="11pt" officeooo:paragraph-rsid="001bd478" style:font-size-asian="11pt" style:font-size-complex="11pt"/>
    </style:style>
    <style:style style:name="P10" style:family="paragraph" style:parent-style-name="Standard">
      <style:text-properties fo:font-size="11pt" officeooo:paragraph-rsid="001bd478" style:font-size-asian="11pt" style:font-size-complex="11pt"/>
    </style:style>
    <style:style style:name="P11" style:family="paragraph" style:parent-style-name="Standard">
      <style:text-properties fo:font-size="11pt" officeooo:paragraph-rsid="001bf603" style:font-size-asian="11pt" style:font-size-complex="11pt"/>
    </style:style>
    <style:style style:name="P12" style:family="paragraph" style:parent-style-name="Standard" style:list-style-name="L6">
      <style:text-properties fo:font-size="11pt" officeooo:paragraph-rsid="001bf603" style:font-size-asian="11pt" style:font-size-complex="11pt"/>
    </style:style>
    <style:style style:name="P13" style:family="paragraph" style:parent-style-name="Standard">
      <style:text-properties fo:font-size="11pt" officeooo:paragraph-rsid="001da133" style:font-size-asian="11pt" style:font-size-complex="11pt"/>
    </style:style>
    <style:style style:name="T1" style:family="text">
      <style:text-properties officeooo:rsid="000fd95a"/>
    </style:style>
    <style:style style:name="T2" style:family="text">
      <style:text-properties officeooo:rsid="0012d048"/>
    </style:style>
    <style:style style:name="T3" style:family="text">
      <style:text-properties officeooo:rsid="0013b02d"/>
    </style:style>
    <style:style style:name="T4" style:family="text">
      <style:text-properties officeooo:rsid="00152016"/>
    </style:style>
    <style:style style:name="T5" style:family="text">
      <style:text-properties officeooo:rsid="00171ae6"/>
    </style:style>
    <style:style style:name="T6" style:family="text">
      <style:text-properties officeooo:rsid="0018c7f3"/>
    </style:style>
    <style:style style:name="T7" style:family="text">
      <style:text-properties officeooo:rsid="001a3f2f"/>
    </style:style>
    <style:style style:name="T8" style:family="text">
      <style:text-properties officeooo:rsid="001bd478"/>
    </style:style>
    <style:style style:name="T9" style:family="text">
      <style:text-properties officeooo:rsid="001bf603"/>
    </style:style>
    <style:style style:name="T10" style:family="text">
      <style:text-properties officeooo:rsid="001da1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0">FIZYKA 2</text:span></text:p>
      <text:p text:style-name="P13"><text:span text:style-name="T10">(za literowki przpraszam !! )</text:span></text:p>
      <text:p text:style-name="P1"><text:span text:style-name="T1"/></text:p>
      <text:p text:style-name="P1"><text:span text:style-name="T1"/></text:p>
      <text:p text:style-name="P1"><text:span text:style-name="T1">1.Czy można jednoznacznie okreslic polaryzacje pojedynczego fotonu?</text:span></text:p>
      <text:p text:style-name="P1"><text:span text:style-name="T1"><text:tab/>Nie(z zasady nieoznaczonosci dla polaryzacji).</text:span></text:p>
      <text:p text:style-name="P1"><text:span text:style-name="T1">2.Czy pojedynczy elektron może sam ze soba interferowac?</text:span></text:p>
      <text:p text:style-name="P1"><text:span text:style-name="T1"><text:tab/>Tak.</text:span></text:p>
      <text:p text:style-name="P1"><text:span text:style-name="T1">3.Jaka czestotliwosc ma fala o dlugosci 1cm rozchodzaca się z predkoscia v=200?</text:span></text:p>
      <text:p text:style-name="P1"><text:span text:style-name="T1"><text:tab/>2=c/f=cT.</text:span></text:p>
      <text:p text:style-name="P1"><text:span text:style-name="T1">4.Energia fotonu wynosi:</text:span></text:p>
      <text:p text:style-name="P1"><text:span text:style-name="T1"><text:tab/>E=hv(v-czestosc promieniowania, h-stala Planca).</text:span></text:p>
      <text:p text:style-name="P1"><text:span text:style-name="T1">5.Zasada dzialania LCD polega na zmianie organizacji molekul w wyniku:</text:span></text:p>
      <text:p text:style-name="P1"><text:span text:style-name="T1"><text:tab/>pola elektrycznego.</text:span></text:p>
      <text:p text:style-name="P1"><text:span text:style-name="T1">6.W zjawisku fotoelektrycznym liczba wybijanych elektronow(prad) zalezy od:</text:span></text:p>
      <text:p text:style-name="P1"><text:span text:style-name="T1"><text:tab/>natezenia swaitla.</text:span></text:p>
      <text:p text:style-name="P1"><text:span text:style-name="T1">7.Metoda przesylania klucza szyfrujacego BB84 wykorzystuje przesylanie fotonow o losowo zmiennej:</text:span></text:p>
      <text:p text:style-name="P1"><text:span text:style-name="T1"><text:tab/>polaryzacji.</text:span></text:p>
      <text:p text:style-name="P1"><text:span text:style-name="T1">8.Predkosc rozchodzenia się impulsow jest zwiazana z:</text:span></text:p>
      <text:p text:style-name="P1"><text:span text:style-name="T1"><text:tab/>predkoscia grupowa(wielkosc opisujaca rozchodzenie się fal nieharmonicznych(innych niż sinusoidalne) w sytuacji, gdy natezenie fali nie wplywa na predkosc ruchu fali).</text:span></text:p>
      <text:p text:style-name="P1"><text:span text:style-name="T1">9.W polprzewodniku typu n wiekszosciowym nosnikami pradu są:</text:span></text:p>
      <text:p text:style-name="P1"><text:span text:style-name="T1"><text:tab/>elektrony</text:span></text:p>
      <text:p text:style-name="P1"><text:span text:style-name="T1">10.Uklady scalone w większość są ukladami:</text:span></text:p>
      <text:p text:style-name="P1"><text:span text:style-name="T1"><text:tab/>tranzystorow polowych.</text:span></text:p>
      <text:p text:style-name="P1"><text:span text:style-name="T1">11.Wieksza od predkosci swiatla w prozni może być predkosc:</text:span></text:p>
      <text:p text:style-name="P1"><text:span text:style-name="T1"><text:tab/>fazowa swiatla(to predkosc z jaka rozchodza się miejsca fali o tej samej fazie).</text:span></text:p>
      <text:p text:style-name="P1"><text:span text:style-name="T1">12.W swiatlowodach fotonicznych swiatlo jest prowadzone w wyniku odbicia:</text:span></text:p>
      <text:p text:style-name="P1"><text:span text:style-name="T1"><text:tab/>calkowitego wewnetrzenego odbicia(jak pozostale zakresy fal elektromagnetycznych ulegaja zajawiskom odbicia, interferencji).</text:span></text:p>
      <text:p text:style-name="P1"><text:span text:style-name="T1">13.Spin elektronu w zewnetrznym polu magnetycznym ustawia się wzgledem pola:</text:span></text:p>
      <text:p text:style-name="P1"><text:span text:style-name="T1"><text:tab/>rownolegle lub antyrownolegle.</text:span></text:p>
      <text:p text:style-name="P1"><text:span text:style-name="T1">14.</text:span><text:span text:style-name="T2">Dziury (nosniki ladunku w polprzewodnikach typu p) są to:</text:span></text:p>
      <text:p text:style-name="P1"><text:span text:style-name="T2"><text:tab/>miejsca w pasmie walencyjnym zwolnione przez elekrony(p ma wieksza rezysywnosc niż typ n).</text:span></text:p>
      <text:p text:style-name="P2"><text:span text:style-name="T2">15.Pole magnetyczne jest wytwarzane przez:</text:span></text:p>
      <text:p text:style-name="P2"><text:span text:style-name="T2"><text:tab/>poruszajace się ladunki elektryczne.</text:span></text:p>
      <text:p text:style-name="P2"><text:span text:style-name="T2">16.Polprzewodnik typu n jest polprzewodnikiem:</text:span></text:p>
      <text:p text:style-name="P2"><text:span text:style-name="T2"><text:tab/>Domieszkowanym przez atomy oddajace elektrony do pasma przewodnictwa.</text:span></text:p>
      <text:p text:style-name="P2"><text:span text:style-name="T2">17.W swiatlowodach telekomunikacyjnych przesyla się fale elektromagnetyczna o dlugosci fali:</text:span></text:p>
      <text:p text:style-name="P2"><text:span text:style-name="T2"><text:tab/>1550nm(podczerwien – 1530nm-1565nm)</text:span></text:p>
      <text:p text:style-name="P2"><text:span text:style-name="T2">18.Czy dwie wiazki elektronow mogą ze soba interferowac?</text:span></text:p>
      <text:p text:style-name="P2"><text:span text:style-name="T2"><text:tab/>Tak.</text:span></text:p>
      <text:p text:style-name="P2"><text:span text:style-name="T2">19.Swiatlowody fotoniczne wykorzystuja odbicie swiatla:</text:span></text:p>
      <text:p text:style-name="P2"><text:span text:style-name="T2"><text:tab/>Struktury okresowo rozmieszczonych otworow.</text:span></text:p>
      <text:p text:style-name="P2"><text:span text:style-name="T2">20.Co wymusza emisje fotonu w procesie emisji wymuszonej?</text:span></text:p>
      <text:p text:style-name="P2"><text:span text:style-name="T2"><text:tab/>Foton;</text:span></text:p>
      <text:p text:style-name="P2"><text:span text:style-name="T2">21.Emisja wymuszona polega na tym ze foton jest emitowany w wyniku:</text:span></text:p>
      <text:p text:style-name="P2"><text:span text:style-name="T2"><text:tab/>obecnosci innefo fotonu.</text:span></text:p>
      <text:p text:style-name="P2"><text:span text:style-name="T2">22.Dwojlomnosc optyczna powoduje, ze przechodzace swiatlo zmienia:</text:span></text:p>
      <text:p text:style-name="P2"><text:span text:style-name="T2"><text:tab/>polaryzacje.</text:span></text:p>
      <text:p text:style-name="P2"><text:span text:style-name="T2">23.W zjawisku fotoelektrycznym energia wybijanych elektronow(wartosc napecia hamujacego) zalezy od:</text:span></text:p>
      <text:p text:style-name="P2"><text:span text:style-name="T2"><text:tab/>czestotliwosci(dlugosci) fali.</text:span></text:p>
      <text:p text:style-name="P2"><text:span text:style-name="T2">24.Czy wiazka elektronow może ulegac dyfrakcji(ugiecie fali)?</text:span></text:p>
      <text:p text:style-name="P2"><text:span text:style-name="T2"><text:tab/>Tak (z dualizmu korpuskularno-falowego).</text:span></text:p>
      <text:p text:style-name="P2"><text:span text:style-name="T2">25.Mikroskop tunelowy poprzez pomiar pradu elektrycznego... w wyniku tunelowania elektronow mierzy:</text:span></text:p>
      <text:p text:style-name="P2"><text:span text:style-name="T2"><text:tab/>odleglosc igly(ostrza) od probki.</text:span></text:p>
      <text:p text:style-name="P2"><text:span text:style-name="T2">26.Dwojlomnosc optyczna powoduje,ze swiatlo zalamuje się pod dwomae katami w zaleznosci od:</text:span></text:p>
      <text:p text:style-name="P2"><text:soft-page-break/><text:span text:style-name="T2"><text:tab/>kierunku drgan pola elektrycznego fali elektromagnetycznej(polaryzacji fali).</text:span></text:p>
      <text:p text:style-name="P2"><text:span text:style-name="T2">27.W typowych swiatlowodach jedomodowych stosowanych w telekomunikacji swiatlo traci ok.99% energii w wyniku strat po przebuciu:</text:span></text:p>
      <text:p text:style-name="P2"><text:span text:style-name="T2"><text:tab/>100km.</text:span></text:p>
      <text:p text:style-name="P11"><text:span text:style-name="T9">28.Ze względu na jaka wlasciwosc dostosowuje się dlugosc fali w swiatlowodach.</text:span></text:p>
      <text:p text:style-name="P11"><text:span text:style-name="T9"><text:tab/>Ze względu na najmniejsze straty</text:span></text:p>
      <text:p text:style-name="P2"><text:span text:style-name="T2"/></text:p>
      <text:p text:style-name="P3"><text:span text:style-name="T3">Zad obliczeniowe:</text:span></text:p>
      <text:p text:style-name="P3"><text:span text:style-name="T3">A) Jakda dlugosc ma fala elektromagnetyczna o czestoliwosci 100kHz(predkosc swiatla c=3*10^8 m/s)</text:span></text:p>
      <text:p text:style-name="P3"><text:span text:style-name="T3">lambda=c/f</text:span></text:p>
      <text:p text:style-name="P3"><text:span text:style-name="T3">c=3000 tys km/s</text:span></text:p>
      <text:p text:style-name="P3"><text:span text:style-name="T3">lamda=300000000/100000=3000=3km</text:span></text:p>
      <text:p text:style-name="P3"><text:span text:style-name="T3">B)W wyniku interferecji dwoch spojnych fal o jednakowych natezeniach rowych I, powstala fala o natezeniu 3I. Jaka jest roznica faz pomiedzy tymi falami?</text:span></text:p>
      <text:p text:style-name="P3"><text:span text:style-name="T3">y(alfa)=y0*sin(hx-wt)</text:span></text:p>
      <text:p text:style-name="P3"><text:span text:style-name="T3">I=I1 + I2 + 2* pierwiastek(I1* I2) * cos(alfa)</text:span></text:p>
      <text:p text:style-name="P3"><text:span text:style-name="T3"/></text:p>
      <text:p text:style-name="P3"><text:span text:style-name="T3">Definicje:</text:span></text:p>
      <text:p text:style-name="P3"><text:span text:style-name="T3">1.Na czym polega zjawisko tunelowe.</text:span></text:p>
      <text:p text:style-name="P4"><text:span text:style-name="T3"><text:tab/></text:span><text:span text:style-name="T5">Zjawisko przejścia cząstki przez barierę potencjału o wysokości większej niż energia cząstki, opisane przez mechanikę kwantową. Z punktu widzenia fizyki klasycznej stanowi paradoks łamiący klasycznie rozumianą zasadę zachowania energii, gdyż cząstka przez pewien czas przebywa w obszarze zabronionym przez zasadę zachowania energii. </text:span></text:p>
      <text:p text:style-name="P4"><text:span text:style-name="T5"/></text:p>
      <text:p text:style-name="P4"><text:span text:style-name="T5">2.Bariera potencjalu.</text:span></text:p>
      <text:p text:style-name="P4"><text:span text:style-name="T5"><text:tab/>Ograniczony obszar (zazwyczaj niewielki), w którym energia potencjalna cząstki (punktu materialnego) przyjmuje wartości większe niż w jego otoczeniu.</text:span></text:p>
      <text:p text:style-name="P4"><text:span text:style-name="T5">W mechanice klasycznej cząstka, której energia jest mniejsza od energii maksymalnej w barierze potencjału nie przejdzie przez barierę potencjału.Mechanika kwantowa przewiduje istnienie efektu tunelowania polegającego na przenikaniu cząstek przez barierę potencjału, pomimo że mają energię mniejszą od wynikającej z mechaniki klasycznej. Prawdopodobieństwo przeniknięcia cząstki przez barierę potencjału zależy od energii cząstki, wysokości i szerokości bariery.Cząstka o energii większej od wysokości bariery może zostać odbita przez barierę potencjału. Współczynnik odbicia zwykle maleje wraz ze wzrostem energii cząstki, ale generalnie jest skomplikowaną funkcją energii. Niektóre wartości energii mogą dać zerowe prawdopodobieństwo odbicia cząstki przez barierę.Zjawisko przenikania cząstek przez barierę potencjału odgrywa bardzo ważną rolę i odpowiada za wiele zjawisk np.: rozpad α jąder atomowych, emisję elektronów z zimnych metali pod wpływem silnego pola elektrycznego (emisja polowa), niektóre reakcje chemiczne.</text:span></text:p>
      <text:p text:style-name="P4"><text:span text:style-name="T5"/></text:p>
      <text:p text:style-name="P4"><text:span text:style-name="T5">3.Zasada nieoznaczonosci.</text:span></text:p>
      <text:p text:style-name="P4"><text:span text:style-name="T5"><text:tab/>Mowi, ze istnieja takie pary wielkosci, których nie da się jednoznacznie zmierzyc z dowolna dokladnoscia. O wielkosciach takich mowi się, ze nie komutuja.</text:span><text:span text:style-name="T4"> </text:span><text:span text:style-name="T5">Akt pomiaru jednej wielkosci wplywa na uklad tak, ze część informacji o drugiej wielkosci jest tracona. Zasada nieoznaczonosci nie wynika z niedoskonalosci metod ani intrumentow pomiaru lecz z samej natury rzeczywistosci.</text:span></text:p>
      <text:p text:style-name="P4"><text:span text:style-name="T5"/></text:p>
      <text:p text:style-name="P4"><text:span text:style-name="T5">4.Zasada zachowania energii.</text:span></text:p>
      <text:p text:style-name="P4"><text:span text:style-name="T5"><text:tab/>W ukladzie izolowanym suma skladnikow wszystkich rodzajow energii calosci(suma energii wszystkich jego czesci) ukladu jest stala(nie zmienai się w czasie).</text:span></text:p>
      <text:p text:style-name="P4"><text:span text:style-name="T5"/></text:p>
      <text:p text:style-name="P4"><text:span text:style-name="T5">5.Fluktuacja.</text:span></text:p>
      <text:p text:style-name="P4"><text:span text:style-name="T5"><text:tab/>Chwilowe zmiany ilosci enrgii w pewnym punkcie przestrzeni. Mozliwosc istnienia kwantowych fluktuacji jest konsekwencja zasady nieoznaczonosci.</text:span></text:p>
      <text:p text:style-name="P4"><text:span text:style-name="T5"/></text:p>
      <text:p text:style-name="P4"><text:span text:style-name="T5">6.Spin elektronu.</text:span></text:p>
      <text:p text:style-name="P4"><text:span text:style-name="T5"><text:tab/>Spin jest to wlasny moment pedu danej czasteczki w ukladzie w ktorym czasteczka spoczywa. Wlasny oznacza tu taki, który nie wynika z ruchu danej czasteczki wzgledem innych czasteczek, lecz tylko z samej natury tej czasteczki. Kazdy </text:span><text:span text:style-name="T6">rodzaj czasteczek elementarnych ma odpowiedni dla siebie spin. Spin jest pojeciem czysto kwantowym. Gdy czasteczka jest bezmasowa(np. foton)mozna jedynie okreslic rzut spinu </text:span><text:soft-page-break/><text:span text:style-name="T6">na kierunek propagacji czastki.</text:span></text:p>
      <text:p text:style-name="P4"><text:span text:style-name="T6"/></text:p>
      <text:p text:style-name="P5"><text:span text:style-name="T6">7.Dzialanie LCD.</text:span></text:p>
      <text:p text:style-name="P5"><text:span text:style-name="T6"><text:tab/>LCD dziala na zasadzie zmian polaryzacji wybranych fragmentow w jednej z warstw wyswietlacza. Jest to warstwa zamieniajaca tzw. ciekly krysztal, którego polaryzacja ulega zmianie pod wplywem doprowadzonego pola elektrycznego. Wszystkie LCD składają się z 4 elementow:</text:span></text:p>
      <text:p text:style-name="P5"><text:span text:style-name="T6">-komorek, w których zatopina jest niewielka ilosc cieklego krysztalu,</text:span></text:p>
      <text:p text:style-name="P5"><text:span text:style-name="T6">-elektrod, które są zrodlem pola elektrycznego dzialajacego bezposrednio na ciekly krysztal,</text:span></text:p>
      <text:p text:style-name="P5"><text:span text:style-name="T6">-dwoch cienkich folii, jedna pelni role polaryzatora a druga analizatora,</text:span></text:p>
      <text:p text:style-name="P5"><text:span text:style-name="T6">-zrodla swiatla.</text:span></text:p>
      <text:p text:style-name="P5"><text:span text:style-name="T6"/></text:p>
      <text:p text:style-name="P5"><text:span text:style-name="T6">8.Z czego zbudowane są uklady scalone.</text:span></text:p>
      <text:p text:style-name="P5"><text:span text:style-name="T6"><text:tab/>Z płytki krzemowej odpowiednio domieszkowanej innymi pierwiastkamim na której w serii procesow fotochemicznych i dyfuzyjnych powstal uklad(odpowiednikow)tranzystorow, opornikow, polaczen, przerw itp. tworzac okreslony uklad elektroniczny. Calosc jest przewaznie zamykana w plastikowej lub ceramicznej obudowie, która chroni delikatna strukture. Poza tym obudowa ukladu scalonego dostosowuje do bardziej 'ludzkich' rozmiarow tzw. wyprowadzenai ukladu scalonego, gdyż wyprowadzenia wychodzace bezposcrednio znad krysztalu są bardzo malo widoczne. W niektorych ukladach wazna funkcja obudowy jest odprowadzanie ciepla.</text:span></text:p>
      <text:p text:style-name="P5"><text:span text:style-name="T6"/></text:p>
      <text:p text:style-name="P5"><text:span text:style-name="T6">9.Uklad scalony.</text:span></text:p>
      <text:p text:style-name="P5"><text:span text:style-name="T6"><text:tab/>Ukladem scalonym nazywamy zminiaturyzowany uklad elektroniczny zawierajacy w swym wnetrzu od kilku do setek milionow podstawowych elementow elektronicznych, tj tranzystory, diody, rezystory, kondensatory.</text:span></text:p>
      <text:p text:style-name="P5"><text:span text:style-name="T6"/></text:p>
      <text:p text:style-name="P5"><text:span text:style-name="T6">10.Fotonika.</text:span></text:p>
      <text:list xml:id="list1244178525" text:style-name="L3">
        <text:list-header>
          <text:p text:style-name="P6"><text:span text:style-name="T6">-Strumien fotonow( swiatlo) jest nosnikiem informacji w ukladach przesylania i przetwarzania danych.</text:span></text:p>
          <text:p text:style-name="P6"><text:span text:style-name="T6">-sieci fotoniczne-nizsze koszty i wieksza niezawodnosc w transmisji szerokopasmowej, latwosc zmiany formatu oraz mozliwosc laczenia roznych formatow przesylanych danych w jednej sieci.</text:span></text:p>
          <text:p text:style-name="P6"><text:span text:style-name="T6">-zyroskop </text:span><text:span text:style-name="T7">swiatlowodowy- sprawdza poziom wzgledem powierzchni ( pomiar predkosci katowej)</text:span></text:p>
        </text:list-header>
      </text:list>
      <text:p text:style-name="P7"><text:span text:style-name="T7"/></text:p>
      <text:p text:style-name="P7"><text:span text:style-name="T7">11.Czujniki swiatlowodowe:</text:span></text:p>
      <text:p text:style-name="P7"><text:span text:style-name="T7">-elektrycznie obojetne</text:span></text:p>
      <text:p text:style-name="P7"><text:span text:style-name="T7">-szerokopasmowe</text:span></text:p>
      <text:p text:style-name="P7"><text:span text:style-name="T7">-bezpieczne w wybuchowym srodowisku</text:span></text:p>
      <text:p text:style-name="P7"><text:span text:style-name="T7">-o wysokiej czulosci</text:span></text:p>
      <text:p text:style-name="P7"><text:span text:style-name="T7">-o malych rozmiarach i ciezarze</text:span></text:p>
      <text:p text:style-name="P7"><text:span text:style-name="T7">-pomiary na duzych odleglosciach</text:span></text:p>
      <text:p text:style-name="P7"><text:span text:style-name="T7">-bezposrednio sprzegane z liniami telekomunikacyjnymi</text:span></text:p>
      <text:p text:style-name="P7"><text:span text:style-name="T7"/></text:p>
      <text:p text:style-name="P7"><text:span text:style-name="T7">12.Siec czujnikow</text:span></text:p>
      <text:list xml:id="list985248109" text:style-name="L4">
        <text:list-header>
          <text:p text:style-name="P8"><text:span text:style-name="T7">-duza pojemnosc koanalu swiatlowodowego</text:span></text:p>
          <text:p text:style-name="P8"><text:span text:style-name="T7">-rozwiniete systemy lokalnych sieci swiatlowodowych</text:span></text:p>
          <text:p text:style-name="P8"><text:span text:style-name="T7">-mniejsze koszty jednostkowe czujnika</text:span></text:p>
          <text:p text:style-name="P8"><text:span text:style-name="T7">-wiele sposobow tworzenia sieci czujnikow swiatlowodowych</text:span></text:p>
        </text:list-header>
      </text:list>
      <text:p text:style-name="P7"><text:span text:style-name="T7"/></text:p>
      <text:p text:style-name="P7"><text:span text:style-name="T7">13.Swiatlowody fotoniczne.</text:span></text:p>
      <text:p text:style-name="P7"><text:span text:style-name="T7"><text:tab/>Umozliwiaja prowadzenie swiatla:</text:span></text:p>
      <text:p text:style-name="P7"><text:span text:style-name="T7"><text:tab/>-w prozni,powietrzu(gazie)</text:span></text:p>
      <text:p text:style-name="P7"><text:span text:style-name="T7"><text:tab/>-w jednym modzie dla szerokiego pasma fal</text:span></text:p>
      <text:p text:style-name="P7"><text:span text:style-name="T7"><text:tab/>-w jednym modzie dla roznych grbosci rdzenia</text:span></text:p>
      <text:p text:style-name="P7"><text:span text:style-name="T7"><text:tab/>-o jednej polaryzacji</text:span></text:p>
      <text:p text:style-name="P7"><text:span text:style-name="T7"><text:tab/>-bez dyspersji dla szerokiego pasma</text:span></text:p>
      <text:p text:style-name="P7"><text:span text:style-name="T7"><text:tab/>-we wloknie nieczulym na wygiecia,temerature...</text:span></text:p>
      <text:p text:style-name="P7"><text:span text:style-name="T7"><text:tab/>Maja unikale zastowanie w:</text:span></text:p>
      <text:p text:style-name="P7"><text:span text:style-name="T7"><text:tab/>-telekomuniacji szerokopasmowej(z zerowa dyspersja chromatyczna i polaryzacyjna)</text:span></text:p>
      <text:p text:style-name="P7"><text:soft-page-break/><text:span text:style-name="T7"><text:tab/>-czujnikach swiatlowodowych( m in. gazowych)</text:span></text:p>
      <text:p text:style-name="P7"><text:span text:style-name="T7"><text:tab/>-przesylanie swiatla o bardzo duzych natezenaich(m in. laser CO2)</text:span></text:p>
      <text:p text:style-name="P7"><text:span text:style-name="T7"><text:tab/>-optyce nieliniowej(m in. generacja superkontinuum)</text:span></text:p>
      <text:p text:style-name="P7"><text:span text:style-name="T7"/></text:p>
      <text:p text:style-name="P7"><text:span text:style-name="T7">14.Polaryzacja (fali).</text:span></text:p>
      <text:list xml:id="list359866716" text:style-name="L5">
        <text:list-header>
          <text:p text:style-name="P9"><text:span text:style-name="T7">Wlasnosc fali poprzecznej(np. Swiatla). Fala spolaryzwoana oscyluje tylko w pewnym wybranym kierunku( fala niespolaryzowana oscyluje we wszystkich kierunkach jednakowo). Polaryzacja wystepuje tylko dla fal rozchodzacych się w osrodkach, w których drgania osrodka mogą odbywac się w dowolnych kierunkach prostopadlych do rozchodzenia się fali. Osrodkami taki są trojwymiarowa przestrzen lub struna. Gry osrodek fali nie może drgac w dowolnych kierunkach prostopadlych wzgledem rozchodzenia się fali zjawisko jest niemozliwe</text:span><text:span text:style-name="T8">-</text:span><text:span text:style-name="T7"> np.fale morskie</text:span></text:p>
          <text:p text:style-name="P9"><text:span text:style-name="T7">(polaryzacja –</text:span><text:span text:style-name="T8"> rodzielenie elementow ukladu na dwie grupy)</text:span></text:p>
        </text:list-header>
      </text:list>
      <text:p text:style-name="P10"><text:span text:style-name="T8"/></text:p>
      <text:p text:style-name="P10"><text:span text:style-name="T8">15.Dwojlomnosc.</text:span></text:p>
      <text:p text:style-name="P10"><text:span text:style-name="T8"><text:tab/>Zdolnosc osrodkow optycznych do podwojnego zalamania swiatla( rozdwojenia promienia swietlnego). Zastosowana przy budowie LCD oraz ma swoja dzialke w optyce nieliniowej.</text:span></text:p>
      <text:p text:style-name="P10"><text:span text:style-name="T8"/></text:p>
      <text:p text:style-name="P10"><text:span text:style-name="T8">16.Polaryzator.</text:span></text:p>
      <text:p text:style-name="P10"><text:span text:style-name="T8"><text:tab/>Urzadzenie optyczne przepuszczajace swiatlo o okreslonej polaryzacji lininowej. Polaryzatory są uzwyane w przyrzadach optycznych do badania materialow, naprezen w osrodkach przezroczystych(mikroskop polaryzacyjny), do eliminacji odbic.</text:span></text:p>
      <text:p text:style-name="P10"><text:span text:style-name="T8"/></text:p>
      <text:p text:style-name="P10"><text:span text:style-name="T8">17.Efekt fotoelektryczny.</text:span></text:p>
      <text:p text:style-name="P10"><text:span text:style-name="T8"><text:tab/>-Zjawisko emisji elektronow z powierzchni przedmiotu( zewnetrzne)</text:span></text:p>
      <text:p text:style-name="P10"><text:span text:style-name="T8"><text:tab/>-przeniesienie nosnikow ladunku elektrycznego pomiedzy pasami energetycznymi, w wyniku naswietlania promieniowaniem elektromagnetycznym o odpiwedniej czestotliwosci, zaleznej od rodzaju przedmiotu(wewnetrzne)</text:span></text:p>
      <text:p text:style-name="P10"><text:span text:style-name="T8"><text:tab/>-wykorzystanie w fotokomorkach, bateriach slonecznych, noktowizorach.</text:span></text:p>
      <text:p text:style-name="P10"><text:span text:style-name="T8"/></text:p>
      <text:p text:style-name="P10"><text:span text:style-name="T8">18.Laser.</text:span></text:p>
      <text:p text:style-name="P10"><text:span text:style-name="T8"><text:tab/>Generator promieniowania, wykorzystujacy zjawisko emisji wymuszonej. Promieniowanie lasera ma charakterystyczne właściwości, trudne lub niemozliwe do osiagniecie w innych typach zrodel promieniowania – jest spojne w czasie i przestrzeni, zazwyczaj spolaryzwoane i ma postac wiazki i bardzo malej rozbieznosci.</text:span></text:p>
      <text:p text:style-name="P10"><text:span text:style-name="T8"/></text:p>
      <text:p text:style-name="P10"><text:span text:style-name="T8"><text:tab/>Gazowe(He-Ne, Ar, N, CO2)</text:span></text:p>
      <text:p text:style-name="P10"><text:span text:style-name="T8"><text:tab/>Stale(rubinowy, neodymowy, tytanowy)</text:span></text:p>
      <text:p text:style-name="P10"><text:span text:style-name="T8"><text:tab/>Ciecz(barwinkowe – z rodamina)</text:span></text:p>
      <text:p text:style-name="P10"><text:span text:style-name="T8"><text:tab/></text:span><text:span text:style-name="T9">Polprzewodnikowe</text:span></text:p>
      <text:p text:style-name="P10"><text:span text:style-name="T9"><text:tab/><text:tab/>-zlaczowe(diody laserowe)</text:span></text:p>
      <text:p text:style-name="P10"><text:span text:style-name="T9"><text:tab/><text:tab/>-bezzlaczowe</text:span></text:p>
      <text:p text:style-name="P11"><text:span text:style-name="T9"><text:tab/>na wolnych elektronach – laser promieniowania X</text:span></text:p>
      <text:p text:style-name="P11"><text:span text:style-name="T9"/></text:p>
      <text:p text:style-name="P11"><text:span text:style-name="T9">19.Polprzewodniki</text:span></text:p>
      <text:list xml:id="list537685576" text:style-name="L6">
        <text:list-header>
          <text:p text:style-name="P12"><text:span text:style-name="T9">Najczesciej substancje krystaliczne, których konduktywnosc jest rzedu 10^-8 do 10^6 S/m (simensa na metr), co plasuje je pomiedzy przewodnikami a dielektryakmi</text:span></text:p>
          <text:p text:style-name="P12"><text:span text:style-name="T9">-samoiste</text:span></text:p>
          <text:p text:style-name="P12"><text:span text:style-name="T9">-domieszkowane(typu n i p)</text:span></text:p>
        </text:list-header>
      </text:list>
      <text:p text:style-name="P11"><text:span text:style-name="T9"/></text:p>
      <text:p text:style-name="P11"><text:span text:style-name="T9">20. Tranzystory- trojelektrodowy polprzewodnikowy element elektroniczny posiadajacy zdolnosc wzmacniania sygnalu elektrycznego.</text:span></text:p>
      <text:p text:style-name="P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7T17:00:47</meta:creation-date>
    <dc:date>2010-06-17T19:17:16</dc:date>
    <meta:editing-duration>PT02H16M31S</meta:editing-duration>
    <meta:editing-cycles>7</meta:editing-cycles>
    <meta:generator>OpenOffice.org/3.2$Unix OpenOffice.org_project/320m19$Build-9505</meta:generator>
    <meta:document-statistic meta:table-count="0" meta:image-count="0" meta:object-count="0" meta:page-count="4" meta:paragraph-count="145" meta:word-count="1372" meta:character-count="11339"/>
  </office:meta>
</office:document-meta>
</file>